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268" table:style-name="ce6">
            <text:p>9,268</text:p>
          </table:table-cell>
          <table:table-cell office:value-type="float" office:value="8384.7471358663115" table:style-name="ce7">
            <text:p>8,384.75</text:p>
          </table:table-cell>
          <table:table-cell office:value-type="float" office:value="19239" table:style-name="ce6">
            <text:p>19,239</text:p>
          </table:table-cell>
          <table:table-cell office:value-type="float" office:value="17928.659486092147" table:style-name="ce7">
            <text:p>17,928.66</text:p>
          </table:table-cell>
          <table:table-cell office:value-type="float" office:value="11747" table:style-name="ce6">
            <text:p>11,747</text:p>
          </table:table-cell>
          <table:table-cell office:value-type="float" office:value="11392.871284534" table:style-name="ce7">
            <text:p>11,392.87</text:p>
          </table:table-cell>
          <table:table-cell office:value-type="float" office:value="4505" table:style-name="ce6">
            <text:p>4,505</text:p>
          </table:table-cell>
          <table:table-cell office:value-type="float" office:value="4415.2529879885033" table:style-name="ce7">
            <text:p>4,415.25</text:p>
          </table:table-cell>
          <table:table-cell office:value-type="float" office:value="355" table:style-name="ce6">
            <text:p>355</text:p>
          </table:table-cell>
          <table:table-cell office:value-type="float" office:value="350.59189189200004" table:style-name="ce7">
            <text:p>350.59</text:p>
          </table:table-cell>
          <table:table-cell office:value-type="float" office:value="175" table:style-name="ce6">
            <text:p>175</text:p>
          </table:table-cell>
          <table:table-cell office:value-type="float" office:value="172.60870487689999" table:style-name="ce7">
            <text:p>172.61</text:p>
          </table:table-cell>
          <table:table-cell office:value-type="float" office:value="45289" table:style-name="ce8">
            <text:p>45,289</text:p>
          </table:table-cell>
          <table:table-cell office:value-type="float" office:value="42644.731491249855" table:style-name="ce9">
            <text:p>42,644.73</text:p>
          </table:table-cell>
          <table:table-cell office:value-type="float" office:value="4940" table:style-name="ce6">
            <text:p>4,940</text:p>
          </table:table-cell>
          <table:table-cell office:value-type="float" office:value="4754.2607305615984" table:style-name="ce7">
            <text:p>4,754.26</text:p>
          </table:table-cell>
          <table:table-cell office:value-type="float" office:value="637" table:style-name="ce6">
            <text:p>637</text:p>
          </table:table-cell>
          <table:table-cell office:value-type="float" office:value="632.63243243229999" table:style-name="ce7">
            <text:p>632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577" table:style-name="ce8">
            <text:p>5,577</text:p>
          </table:table-cell>
          <table:table-cell office:value-type="float" office:value="5386.8931629938979" table:style-name="ce9">
            <text:p>5,386.89</text:p>
          </table:table-cell>
          <table:table-cell table:style-name="ce7"/>
          <table:table-cell office:value-type="float" office:value="50866" table:style-name="ce8">
            <text:p>50,866</text:p>
          </table:table-cell>
          <table:table-cell office:value-type="float" office:value="48031.624654243751" table:style-name="ce9">
            <text:p>48,031.62</text:p>
          </table:table-cell>
          <table:table-cell office:value-type="currency" office:value="133106982.84000003" table:style-name="ce10">
            <text:p>£133,106,982.84</text:p>
          </table:table-cell>
          <table:table-cell office:value-type="currency" office:value="12686042.029999986" table:style-name="ce10">
            <text:p>£12,686,042.03</text:p>
          </table:table-cell>
          <table:table-cell office:value-type="currency" office:value="-493010.31999999995" table:style-name="ce10">
            <text:p>-£493,010.32</text:p>
          </table:table-cell>
          <table:table-cell office:value-type="currency" office:value="2529129.0399999996" table:style-name="ce10">
            <text:p>£2,529,129.04</text:p>
          </table:table-cell>
          <table:table-cell office:value-type="currency" office:value="39533775.300000019" table:style-name="ce10">
            <text:p>£39,533,775.30</text:p>
          </table:table-cell>
          <table:table-cell office:value-type="currency" office:value="16145956.939999999" table:style-name="ce10">
            <text:p>£16,145,956.94</text:p>
          </table:table-cell>
          <table:table-cell office:value-type="currency" office:value="203508875.83000001" table:style-name="ce11">
            <text:p>£203,508,875.83</text:p>
          </table:table-cell>
          <table:table-cell office:value-type="currency" office:value="22608603.809999999" table:style-name="ce10">
            <text:p>£22,608,603.81</text:p>
          </table:table-cell>
          <table:table-cell office:value-type="currency" office:value="11621702.83" table:style-name="ce10">
            <text:p>£11,621,702.83</text:p>
          </table:table-cell>
          <table:table-cell office:value-type="currency" office:value="34230306.640000001" table:style-name="ce11">
            <text:p>£34,230,306.64</text:p>
          </table:table-cell>
          <table:table-cell office:value-type="currency" office:value="237739182.47000003" table:style-name="ce12">
            <text:p>£237,739,182.4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0" table:style-name="ce6">
            <text:p>410</text:p>
          </table:table-cell>
          <table:table-cell office:value-type="float" office:value="309.8" table:style-name="ce7">
            <text:p>309.80</text:p>
          </table:table-cell>
          <table:table-cell office:value-type="float" office:value="316" table:style-name="ce6">
            <text:p>316</text:p>
          </table:table-cell>
          <table:table-cell office:value-type="float" office:value="282.39" table:style-name="ce7">
            <text:p>282.39</text:p>
          </table:table-cell>
          <table:table-cell office:value-type="float" office:value="449" table:style-name="ce6">
            <text:p>449</text:p>
          </table:table-cell>
          <table:table-cell office:value-type="float" office:value="433.66" table:style-name="ce7">
            <text:p>433.66</text:p>
          </table:table-cell>
          <table:table-cell office:value-type="float" office:value="105" table:style-name="ce6">
            <text:p>105</text:p>
          </table:table-cell>
          <table:table-cell office:value-type="float" office:value="102.67" table:style-name="ce7">
            <text:p>102.67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90" table:style-name="ce8">
            <text:p>1,290</text:p>
          </table:table-cell>
          <table:table-cell office:value-type="float" office:value="1138.5200000000002" table:style-name="ce9">
            <text:p>1,138.5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7">
            <text:p>22.00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9">
            <text:p>22.00</text:p>
          </table:table-cell>
          <table:table-cell table:style-name="ce7"/>
          <table:table-cell office:value-type="float" office:value="1312" table:style-name="ce8">
            <text:p>1,312</text:p>
          </table:table-cell>
          <table:table-cell office:value-type="float" office:value="1160.5200000000002" table:style-name="ce9">
            <text:p>1,160.52</text:p>
          </table:table-cell>
          <table:table-cell office:value-type="currency" office:value="3088028.48" table:style-name="ce10">
            <text:p>£3,088,028.48</text:p>
          </table:table-cell>
          <table:table-cell office:value-type="currency" office:value="22039.43" table:style-name="ce10">
            <text:p>£22,039.43</text:p>
          </table:table-cell>
          <table:table-cell office:value-type="currency" office:value="0" table:style-name="ce10">
            <text:p>£0.00</text:p>
          </table:table-cell>
          <table:table-cell office:value-type="currency" office:value="229607.75" table:style-name="ce10">
            <text:p>£229,607.75</text:p>
          </table:table-cell>
          <table:table-cell office:value-type="currency" office:value="838968.05" table:style-name="ce10">
            <text:p>£838,968.05</text:p>
          </table:table-cell>
          <table:table-cell office:value-type="currency" office:value="335782.18" table:style-name="ce10">
            <text:p>£335,782.18</text:p>
          </table:table-cell>
          <table:table-cell office:value-type="currency" office:value="4514425.8899999997" table:style-name="ce11">
            <text:p>£4,514,425.89</text:p>
          </table:table-cell>
          <table:table-cell office:value-type="currency" office:value="427385.29" table:style-name="ce10">
            <text:p>£427,385.29</text:p>
          </table:table-cell>
          <table:table-cell office:value-type="currency" office:value="0" table:style-name="ce10">
            <text:p>£0.00</text:p>
          </table:table-cell>
          <table:table-cell office:value-type="currency" office:value="427385.29" table:style-name="ce11">
            <text:p>£427,385.29</text:p>
          </table:table-cell>
          <table:table-cell office:value-type="currency" office:value="4941811.18" table:style-name="ce12">
            <text:p>£4,941,811.1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5" table:style-name="ce6">
            <text:p>175</text:p>
          </table:table-cell>
          <table:table-cell office:value-type="float" office:value="170.29" table:style-name="ce7">
            <text:p>170.29</text:p>
          </table:table-cell>
          <table:table-cell office:value-type="float" office:value="411" table:style-name="ce6">
            <text:p>411</text:p>
          </table:table-cell>
          <table:table-cell office:value-type="float" office:value="388.68" table:style-name="ce7">
            <text:p>388.68</text:p>
          </table:table-cell>
          <table:table-cell office:value-type="float" office:value="402" table:style-name="ce6">
            <text:p>402</text:p>
          </table:table-cell>
          <table:table-cell office:value-type="float" office:value="395.14" table:style-name="ce7">
            <text:p>395.14</text:p>
          </table:table-cell>
          <table:table-cell office:value-type="float" office:value="40" table:style-name="ce6">
            <text:p>40</text:p>
          </table:table-cell>
          <table:table-cell office:value-type="float" office:value="39.36" table:style-name="ce7">
            <text:p>39.36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41" table:style-name="ce8">
            <text:p>1,041</text:p>
          </table:table-cell>
          <table:table-cell office:value-type="float" office:value="1006.47" table:style-name="ce9">
            <text:p>1,006.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42" table:style-name="ce8">
            <text:p>1,042</text:p>
          </table:table-cell>
          <table:table-cell office:value-type="float" office:value="1007.47" table:style-name="ce9">
            <text:p>1,007.47</text:p>
          </table:table-cell>
          <table:table-cell office:value-type="currency" office:value="3183151" table:style-name="ce10">
            <text:p>£3,183,151.00</text:p>
          </table:table-cell>
          <table:table-cell office:value-type="currency" office:value="122404" table:style-name="ce10">
            <text:p>£122,404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0340" table:style-name="ce10">
            <text:p>£10,340.00</text:p>
          </table:table-cell>
          <table:table-cell office:value-type="currency" office:value="871347" table:style-name="ce10">
            <text:p>£871,347.00</text:p>
          </table:table-cell>
          <table:table-cell office:value-type="currency" office:value="376772" table:style-name="ce10">
            <text:p>£376,772.00</text:p>
          </table:table-cell>
          <table:table-cell office:value-type="currency" office:value="4564014" table:style-name="ce11">
            <text:p>£4,564,014.00</text:p>
          </table:table-cell>
          <table:table-cell office:value-type="currency" office:value="2415" table:style-name="ce10">
            <text:p>£2,415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415" table:style-name="ce11">
            <text:p>£2,415.00</text:p>
          </table:table-cell>
          <table:table-cell office:value-type="currency" office:value="4566429" table:style-name="ce12">
            <text:p>£4,566,429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9" table:style-name="ce6">
            <text:p>39</text:p>
          </table:table-cell>
          <table:table-cell office:value-type="float" office:value="37.75" table:style-name="ce7">
            <text:p>37.75</text:p>
          </table:table-cell>
          <table:table-cell office:value-type="float" office:value="4" table:style-name="ce6">
            <text:p>4</text:p>
          </table:table-cell>
          <table:table-cell office:value-type="float" office:value="3.9" table:style-name="ce7">
            <text:p>3.9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4" table:style-name="ce8">
            <text:p>64</text:p>
          </table:table-cell>
          <table:table-cell office:value-type="float" office:value="61.65" table:style-name="ce9">
            <text:p>61.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4" table:style-name="ce8">
            <text:p>64</text:p>
          </table:table-cell>
          <table:table-cell office:value-type="float" office:value="61.65" table:style-name="ce9">
            <text:p>61.65</text:p>
          </table:table-cell>
          <table:table-cell office:value-type="currency" office:value="195453.62" table:style-name="ce10">
            <text:p>£195,453.6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4348.45" table:style-name="ce10">
            <text:p>£54,348.45</text:p>
          </table:table-cell>
          <table:table-cell office:value-type="currency" office:value="21069.01" table:style-name="ce10">
            <text:p>£21,069.01</text:p>
          </table:table-cell>
          <table:table-cell office:value-type="currency" office:value="270871.08" table:style-name="ce11">
            <text:p>£270,871.0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70871.08" table:style-name="ce12">
            <text:p>£270,871.0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7" table:style-name="ce6">
            <text:p>87</text:p>
          </table:table-cell>
          <table:table-cell office:value-type="float" office:value="81.95" table:style-name="ce7">
            <text:p>81.95</text:p>
          </table:table-cell>
          <table:table-cell office:value-type="float" office:value="124" table:style-name="ce6">
            <text:p>124</text:p>
          </table:table-cell>
          <table:table-cell office:value-type="float" office:value="122.59" table:style-name="ce7">
            <text:p>122.59</text:p>
          </table:table-cell>
          <table:table-cell office:value-type="float" office:value="100" table:style-name="ce6">
            <text:p>100</text:p>
          </table:table-cell>
          <table:table-cell office:value-type="float" office:value="99.23" table:style-name="ce7">
            <text:p>99.23</text:p>
          </table:table-cell>
          <table:table-cell office:value-type="float" office:value="21" table:style-name="ce6">
            <text:p>21</text:p>
          </table:table-cell>
          <table:table-cell office:value-type="float" office:value="19.7" table:style-name="ce7">
            <text:p>19.7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43" table:style-name="ce8">
            <text:p>343</text:p>
          </table:table-cell>
          <table:table-cell office:value-type="float" office:value="329.47" table:style-name="ce9">
            <text:p>329.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47" table:style-name="ce8">
            <text:p>347</text:p>
          </table:table-cell>
          <table:table-cell office:value-type="float" office:value="333.47" table:style-name="ce9">
            <text:p>333.47</text:p>
          </table:table-cell>
          <table:table-cell office:value-type="currency" office:value="1055001.8799999999" table:style-name="ce10">
            <text:p>£1,055,001.88</text:p>
          </table:table-cell>
          <table:table-cell office:value-type="currency" office:value="14001.19" table:style-name="ce10">
            <text:p>£14,001.19</text:p>
          </table:table-cell>
          <table:table-cell office:value-type="currency" office:value="1332.5" table:style-name="ce10">
            <text:p>£1,332.50</text:p>
          </table:table-cell>
          <table:table-cell office:value-type="currency" office:value="7279.66" table:style-name="ce10">
            <text:p>£7,279.66</text:p>
          </table:table-cell>
          <table:table-cell office:value-type="currency" office:value="270821.53999999998" table:style-name="ce10">
            <text:p>£270,821.54</text:p>
          </table:table-cell>
          <table:table-cell office:value-type="currency" office:value="112692.55" table:style-name="ce10">
            <text:p>£112,692.55</text:p>
          </table:table-cell>
          <table:table-cell office:value-type="currency" office:value="1461129.3199999998" table:style-name="ce11">
            <text:p>£1,461,129.32</text:p>
          </table:table-cell>
          <table:table-cell office:value-type="currency" office:value="0" table:style-name="ce10">
            <text:p>£0.00</text:p>
          </table:table-cell>
          <table:table-cell office:value-type="currency" office:value="30473.64" table:style-name="ce10">
            <text:p>£30,473.64</text:p>
          </table:table-cell>
          <table:table-cell office:value-type="currency" office:value="30473.64" table:style-name="ce11">
            <text:p>£30,473.64</text:p>
          </table:table-cell>
          <table:table-cell office:value-type="currency" office:value="1491602.9599999997" table:style-name="ce12">
            <text:p>£1,491,602.9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7">
            <text:p>6.00</text:p>
          </table:table-cell>
          <table:table-cell office:value-type="float" office:value="10" table:style-name="ce6">
            <text:p>10</text:p>
          </table:table-cell>
          <table:table-cell office:value-type="float" office:value="9.5" table:style-name="ce7">
            <text:p>9.50</text:p>
          </table:table-cell>
          <table:table-cell office:value-type="float" office:value="90" table:style-name="ce6">
            <text:p>90</text:p>
          </table:table-cell>
          <table:table-cell office:value-type="float" office:value="88.13" table:style-name="ce7">
            <text:p>88.13</text:p>
          </table:table-cell>
          <table:table-cell office:value-type="float" office:value="11" table:style-name="ce6">
            <text:p>11</text:p>
          </table:table-cell>
          <table:table-cell office:value-type="float" office:value="10.81" table:style-name="ce7">
            <text:p>10.8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0" table:style-name="ce8">
            <text:p>120</text:p>
          </table:table-cell>
          <table:table-cell office:value-type="float" office:value="117.44" table:style-name="ce9">
            <text:p>117.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20" table:style-name="ce8">
            <text:p>120</text:p>
          </table:table-cell>
          <table:table-cell office:value-type="float" office:value="117.44" table:style-name="ce9">
            <text:p>117.44</text:p>
          </table:table-cell>
          <table:table-cell office:value-type="currency" office:value="334452.03000000003" table:style-name="ce10">
            <text:p>£334,452.03</text:p>
          </table:table-cell>
          <table:table-cell office:value-type="currency" office:value="7490.96" table:style-name="ce10">
            <text:p>£7,490.96</text:p>
          </table:table-cell>
          <table:table-cell office:value-type="currency" office:value="0" table:style-name="ce10">
            <text:p>£0.00</text:p>
          </table:table-cell>
          <table:table-cell office:value-type="currency" office:value="47.52" table:style-name="ce10">
            <text:p>£47.52</text:p>
          </table:table-cell>
          <table:table-cell office:value-type="currency" office:value="85767.84" table:style-name="ce10">
            <text:p>£85,767.84</text:p>
          </table:table-cell>
          <table:table-cell office:value-type="currency" office:value="35955.769999999997" table:style-name="ce10">
            <text:p>£35,955.77</text:p>
          </table:table-cell>
          <table:table-cell office:value-type="currency" office:value="463714.12000000011" table:style-name="ce11">
            <text:p>£463,714.1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63714.12000000011" table:style-name="ce12">
            <text:p>£463,714.1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16384"/>
        </table:table-row>
        <table:table-row table:number-rows-repeated="12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aji Mathew John</meta:initial-creator>
    <dc:creator>Mathew John Raji</dc:creator>
    <meta:creation-date>2022-05-25T10:02:41Z</meta:creation-date>
    <dc:date>2023-09-22T15:12:51Z</dc:date>
  </office:meta>
</office:document-meta>
</file>